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2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54.7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2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Artikel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Bestellnumme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Preis/Stk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Bemerku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Link V2</text:p>
          </table:table-cell>
          <table:table-cell office:value-type="string" calcext:value-type="string">
            <text:p>Conrad</text:p>
          </table:table-cell>
          <table:table-cell office:value-type="float" office:value="802243974" calcext:value-type="float">
            <text:p>80224397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.75" calcext:value-type="currency">
            <text:p>41,75 €</text:p>
          </table:table-cell>
          <table:table-cell table:formula="of:=[.D2]*[.E2]" office:value-type="currency" office:currency="EUR" office:value="41.75" calcext:value-type="currency">
            <text:p>41,75 €</text:p>
          </table:table-cell>
          <table:table-cell office:value-type="string" calcext:value-type="string">
            <text:p>Ich würde die 2€-Chinaversion kauf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ornetzteil, min 36v 500mAh</text:p>
          </table:table-cell>
          <table:table-cell office:value-type="string" calcext:value-type="string">
            <text:p>Pollin</text:p>
          </table:table-cell>
          <table:table-cell office:value-type="float" office:value="351565" calcext:value-type="float">
            <text:p>35156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9.95" calcext:value-type="currency">
            <text:p>69,95 €</text:p>
          </table:table-cell>
          <table:table-cell table:formula="of:=[.D3]*[.E3]" office:value-type="currency" office:currency="EUR" office:value="69.95" calcext:value-type="currency">
            <text:p>69,9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ftpumpe für luftreifen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581863 - 6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.49" calcext:value-type="currency">
            <text:p>15,49 €</text:p>
          </table:table-cell>
          <table:table-cell table:formula="of:=[.D4]*[.E4]" office:value-type="currency" office:currency="EUR" office:value="15.49" calcext:value-type="currency">
            <text:p>15,49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Po Safe</text:p>
          </table:table-cell>
          <table:table-cell office:value-type="string" calcext:value-type="string">
            <text:p>stefansliposhop.de</text:p>
          </table:table-cell>
          <table:table-cell office:value-type="string" calcext:value-type="string">
            <text:p>https://www.stefansliposhop.de/Sicherheits-Waermekoffer/BAT-SAFE-Sicherheitskoffer::1841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9.9" calcext:value-type="currency">
            <text:p>59,90 €</text:p>
          </table:table-cell>
          <table:table-cell table:formula="of:=[.D5]*[.E5]" office:value-type="currency" office:currency="EUR" office:value="59.9" calcext:value-type="currency">
            <text:p>59,9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ly Akku Buchse XT60 vergoldet 1 St. 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373200 - 62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D6]*[.E6]" office:value-type="currency" office:currency="EUR" office:value="4.95" calcext:value-type="currency">
            <text:p>4,9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ly Akku Stecker XT60 vergoldet 1 St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373199 - 62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D7]*[.E7]" office:value-type="currency" office:currency="EUR" office:value="4.95" calcext:value-type="currency">
            <text:p>4,9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phaWire 3079 RD001 Litze 1 x 2.08 mm² Rot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368753 - 62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8]*[.E8]" office:value-type="currency" office:currency="EUR" office:value="3.95" calcext:value-type="currency">
            <text:p>3,9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phaWire 3079 BK001 Litze 1 x 2.08 mm² Schwarz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368750 - 62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9]*[.E9]" office:value-type="currency" office:currency="EUR" office:value="3.95" calcext:value-type="currency">
            <text:p>3,9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anenstecker Stecker Schwarz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30114 - 6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94" calcext:value-type="currency">
            <text:p>1,94 €</text:p>
          </table:table-cell>
          <table:table-cell table:formula="of:=[.D10]*[.E10]" office:value-type="currency" office:currency="EUR" office:value="3.88" calcext:value-type="currency">
            <text:p>3,88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anenstecker Stecker Rot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30106 - 6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94" calcext:value-type="currency">
            <text:p>1,94 €</text:p>
          </table:table-cell>
          <table:table-cell table:formula="of:=[.D11]*[.E11]" office:value-type="currency" office:currency="EUR" office:value="3.88" calcext:value-type="currency">
            <text:p>3,88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ukabel 37029 Gummischlauchleitung H07RN-F 3 G 2.50 mm² Schwarz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539371 – 62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.55" calcext:value-type="currency">
            <text:p>2,55 €</text:p>
          </table:table-cell>
          <table:table-cell table:formula="of:=[.D12]*[.E12]" office:value-type="currency" office:currency="EUR" office:value="7.65" calcext:value-type="currency">
            <text:p>7,65 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dsteckhülse 1.50 mm² 2.50 mm² Stift-Ø: 5 mm Vollisoliert Blau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39034 - 62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29" calcext:value-type="currency">
            <text:p>6,29 €</text:p>
          </table:table-cell>
          <table:table-cell table:formula="of:=[.D13]*[.E13]" office:value-type="currency" office:currency="EUR" office:value="6.29" calcext:value-type="currency">
            <text:p>6,29 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dstecker 1.50 mm² 2.50 mm² Stift-Ø: 5 mm Teilisoliert Blau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38490 – 6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29" calcext:value-type="currency">
            <text:p>6,29 €</text:p>
          </table:table-cell>
          <table:table-cell table:formula="of:=[.D14]*[.E14]" office:value-type="currency" office:currency="EUR" office:value="6.29" calcext:value-type="currency">
            <text:p>6,29 €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9-01-21T02:09:21Z</meta:creation-date>
    <dc:date>2019-01-30T16:56:31.306006475</dc:date>
    <meta:editing-cycles>4</meta:editing-cycles>
    <meta:editing-duration>PT11M43S</meta:editing-duration>
    <meta:document-statistic meta:table-count="1" meta:cell-count="86" meta:object-count="0"/>
  </office:meta>
</office:document-meta>
</file>